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urse Plan (Outline)</text:p>
      <text:p text:style-name="P8"/>
      <text:p text:style-name="P4">Course objectives for different users</text:p>
      <text:p text:style-name="P3"/>
      <text:p text:style-name="P5">Beginner (Basic)</text:p>
      <text:p text:style-name="P12">This user is unfamiliar with GIS. After completing the course, should be able to</text:p>
      <text:list xml:id="list249395176" text:style-name="L1">
        <text:list-item>
          <text:p text:style-name="P13">load features from disparate sources</text:p>
        </text:list-item>
        <text:list-item>
          <text:p text:style-name="P13">create a cloropleth map (custom / classified symbology) with raster backdrop</text:p>
        </text:list-item>
        <text:list-item>
          <text:p text:style-name="P13">create new vector features</text:p>
        </text:list-item>
        <text:list-item>
          <text:p text:style-name="P13">understand the attribute table</text:p>
        </text:list-item>
        <text:list-item>
          <text:p text:style-name="P13">do a basic GIS (raster and vector) analysis</text:p>
        </text:list-item>
        <text:list-item>
          <text:p text:style-name="P13">use the content thus produced in a map layout</text:p>
        </text:list-item>
      </text:list>
      <text:p text:style-name="P12"/>
      <text:p text:style-name="P12">The course product is a basic map project in QGIS and a PDF of said map.</text:p>
      <text:p text:style-name="P16"/>
      <text:p text:style-name="P5">Intermediate (Moderate)</text:p>
      <text:p text:style-name="P12">This user is familiar with GIS, but not QGIS. More comfortable with point-and-click navigation, doesn't want to delve into the "programming" side of things. After course completion, in addition to basic objectives, should be able to</text:p>
      <text:list xml:id="list1557133316" text:style-name="L2">
        <text:list-item>
          <text:p text:style-name="P14">do basic analyses with an emphasis on vector analysis, and present the results</text:p>
        </text:list-item>
        <text:list-item>
          <text:p text:style-name="P14">add attributes to an existing layer</text:p>
        </text:list-item>
        <text:list-item>
          <text:p text:style-name="P14">use actions</text:p>
        </text:list-item>
      </text:list>
      <text:p text:style-name="P16"/>
      <text:p text:style-name="P5">Advanced (Hard)</text:p>
      <text:p text:style-name="P12">Is familiar with GIS, SQL, perhaps some Python. After completing the course, in addition to basic and moderate objectives, should be able to</text:p>
      <text:list xml:id="list342269857" text:style-name="L3">
        <text:list-item>
          <text:p text:style-name="P15">modify qgis options</text:p>
        </text:list-item>
        <text:list-item>
          <text:p text:style-name="P15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16"/>
      <text:p text:style-name="P11">New Content</text:p>
      <text:p text:style-name="P6"/>
      <text:p text:style-name="P6">Day 1: Classification and Mapping</text:p>
      <text:list xml:id="list1999781209" text:style-name="L4">
        <text:list-item>
          <text:p text:style-name="P17">The Interface. (Lays the groundwork for the rest of the course.)</text:p>
        </text:list-item>
      </text:list>
      <text:list xml:id="list63155110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1224957186" text:continue-list="list1999781209" text:style-name="L4">
        <text:list-item>
          <text:p text:style-name="P17">Creating a Basic Map. (Have a good-looking map on screen before lunch.)</text:p>
        </text:list-item>
      </text:list>
      <text:list xml:id="list1562279131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840063158" text:continue-list="list1224957186" text:style-name="L4">
        <text:list-item>
          <text:p text:style-name="P17">Classifying Vector Data. (Learn about and apply vector classification.)</text:p>
        </text:list-item>
      </text:list>
      <text:list xml:id="list2165593214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</text:p>
        </text:list-item>
      </text:list>
      <text:list xml:id="list173039285" text:continue-list="list840063158" text:style-name="L4">
        <text:list-item>
          <text:p text:style-name="P17">Map Composer. (Finalize the map's appearance.)</text:p>
        </text:list-item>
      </text:list>
      <text:list xml:id="list1609372762" text:style-name="L8">
        <text:list-item>
          <text:p text:style-name="P25">Rule-based rendering (for advanced users)</text:p>
        </text:list-item>
        <text:list-item>
          <text:p text:style-name="P25">Map composition</text:p>
        </text:list-item>
      </text:list>
      <text:p text:style-name="Standard"/>
      <text:p text:style-name="P2">Assignment: <text:span text:style-name="T5">Customize the map (or create a new map) to the requirements of an imaginary client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726450852" text:style-name="L9">
        <text:list-item>
          <text:p text:style-name="P18">Creating Vector Data. (Digitize new data and customize the process.)</text:p>
        </text:list-item>
      </text:list>
      <text:list xml:id="list129802708" text:style-name="L10">
        <text:list-item>
          <text:p text:style-name="P26">Create own dataset; defining attributes</text:p>
        </text:list-item>
        <text:list-item>
          <text:p text:style-name="P26">Capture data</text:p>
        </text:list-item>
        <text:list-item>
          <text:p text:style-name="P26">Forms</text:p>
        </text:list-item>
        <text:list-item>
          <text:p text:style-name="P26">Actions</text:p>
        </text:list-item>
        <text:list-item>
          <text:p text:style-name="P26">Topological editing (polygon dataset)</text:p>
        </text:list-item>
      </text:list>
      <text:list xml:id="list1176268058" text:continue-list="list726450852" text:style-name="L9">
        <text:list-item>
          <text:p text:style-name="P18">Vector Analysis. (Extract new spatial information from vector data using analysis functions.)</text:p>
        </text:list-item>
      </text:list>
      <text:list xml:id="list2136000748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?)</text:p>
        </text:list-item>
      </text:list>
      <text:list xml:id="list947121532" text:continue-list="list1176268058" text:style-name="L9">
        <text:list-item>
          <text:p text:style-name="P18">Rasters. (Work with raster data.)</text:p>
        </text:list-item>
      </text:list>
      <text:list xml:id="list144264602" text:style-name="L12">
        <text:list-item>
          <text:p text:style-name="P28">Data manipulation (clip, mosaic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</text:p>
        </text:list-item>
      </text:list>
      <text:list xml:id="list831619299" text:continue-list="list947121532" text:style-name="L9">
        <text:list-item>
          <text:p text:style-name="P18">Completing the analysis. (Deliver a GIS product.)</text:p>
        </text:list-item>
      </text:list>
      <text:list xml:id="list695786242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132995534" text:style-name="L14">
        <text:list-item>
          <text:p text:style-name="P19">QGIS plugins. (Extend the functionality of QGIS.)</text:p>
        </text:list-item>
      </text:list>
      <text:list xml:id="list180679994" text:style-name="L15">
        <text:list-item>
          <text:p text:style-name="P30">Fetching plugins from repositories</text:p>
        </text:list-item>
        <text:list-item>
          <text:p text:style-name="P30"><text:soft-page-break/>Activating and using plugins</text:p>
        </text:list-item>
        <text:list-item>
          <text:p text:style-name="P30">Useful plugin examples</text:p>
        </text:list-item>
        <text:list-item>
          <text:p text:style-name="P30">Using the Python console (advanced)</text:p>
        </text:list-item>
      </text:list>
      <text:list xml:id="list124573715" text:continue-list="list1132995534" text:style-name="L14">
        <text:list-item>
          <text:p text:style-name="P19">Using online mapping resources. (Make use of online data sources.)</text:p>
        </text:list-item>
      </text:list>
      <text:list xml:id="list1053884945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090595297" text:continue-list="list124573715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0">Existing Content</text:p>
      <text:p text:style-name="P2"/>
      <text:p text:style-name="P2">Day 4: PostgreSQL</text:p>
      <text:list xml:id="list1422364974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031268974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7"/>
      <text:p text:style-name="P7"><text:span text:style-name="T1">Assignment:</text:span> Create and populate a new geo-enabled table that is logically associated with the rest of this database.</text:p>
      <text:p text:style-name="P7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29T17:09:07</dc:date>
    <dc:creator>Rudi </dc:creator>
    <meta:editing-duration>PT6H58M21S</meta:editing-duration>
    <meta:editing-cycles>42</meta:editing-cycles>
    <meta:generator>LibreOffice/3.4$Unix LibreOffice_project/340m1$Build-402</meta:generator>
    <meta:document-statistic meta:table-count="0" meta:image-count="0" meta:object-count="0" meta:page-count="4" meta:paragraph-count="90" meta:word-count="652" meta:character-count="3987" meta:non-whitespace-character-count="3487"/>
  </office:meta>
</office:document-meta>
</file>